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19"/>
    <style:style style:name="ce15" style:family="table-cell" style:parent-style-name="Default" style:data-style-name="N0">
      <style:table-cell-properties fo:background-color="#FF8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37"/>
    <style:style style:name="ce1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3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Hole in office next to lab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tuck spot in the table in alien spaw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Spwans sometimes spawn in spac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/Programing</text:p>
          </table:table-cell>
          <table:table-cell table:number-columns-repeated="16379" table:style-name="ce1"/>
        </table:table-row>
        <table:table-row table:style-name="ro5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DS problem where when right clicking as marine the players contol is given to another player including the alien and <text:s/>other marine. WSAD and mouse were given to serprate players although this happened only once out of 6 game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Programming</text:p>
          </table:table-cell>
          <table:table-cell table:style-name="ce1"/>
          <table:table-cell office:value-type="string" table:style-name="ce1">
            <text:p>harry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udio is heard at the same volume across the hole map even when miles away when fallen throug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Programming?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Players recommend an audio slider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Able to fall through the floor in alien spawn near the tabl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Unable to go into the biosphere from the marine spawn corridor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4-06T00:00:00" table:style-name="ce14">
            <text:p>06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05T00:00:00" table:style-name="ce2">
            <text:p>05/04/2020</text:p>
          </table:table-cell>
          <table:table-cell office:value-type="string" table:style-name="ce3">
            <text:p>game has minor lag on low end laptops (wow who knew)</text:p>
          </table:table-cell>
          <table:table-cell office:value-type="string" table:style-name="ce3">
            <text:p>Both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is able to interact with marine objective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position needs to be changed as it casts the marines shadow in from of them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lights the whole of the canteen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rch light doesn’t sync across net, can’t see others torche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Esc key resets graphics option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Gen room alien can get stuck between railing and wall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Kyle</text:p>
          </table:table-cell>
          <table:table-cell office:value-type="date" office:date-value="2020-04-27T00:00:00" table:style-name="ce18">
            <text:p>27/04/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 under canteen stairs shuts instantly</text:p>
          </table:table-cell>
          <table:table-cell table:style-name="ce3"/>
          <table:table-cell office:value-type="string" table:style-name="ce1">
            <text:p>Design/ Programming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Health can go negative</text:p>
          </table:table-cell>
          <table:table-cell table:style-name="ce3"/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ir needs to be flagged as being able to regen in biosphere.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when air gets low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oo easy as alien to switch surface, could have to hold button to switch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Having to spend 5 seconds opening a door makes you feel vulnerable but is dull (I think ignore, that’s kinda the point – H)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Objectives are unclear, text was missed on first run throguh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Possible collision errors with canteen stairs and marine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selection in lobby is quite subtle, ccould be more obvoius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Text at bottom on marine briefing needs to be around longer</text:p>
          </table:table-cell>
          <table:table-cell table:style-name="ce3"/>
          <table:table-cell office:value-type="string" table:style-name="ce1">
            <text:p>Design/ 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 opening is inconsistent, sometimes doesn’t work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Once out of ammo removes a lot of agency for marine – could have ammo regen in armoury and flag this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Doors could auto open once they’ve been opened once? (I think leave them – H)</text:p>
          </table:table-cell>
          <table:table-cell table:style-name="ce3"/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ecurity room off of genny, moving left while looking at switch yeets you out of ceiling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7"/>
          <table:table-cell office:value-type="string" table:style-name="ce1">
            <text:p>Ky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patial sound doesn’t exist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Sign text is too small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that two switches need to be pressed from generator room, prompt is unclear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5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Flag when the allien does emergency regen for both alien and marine</text:p>
          </table:table-cell>
          <table:table-cell table:style-name="ce3"/>
          <table:table-cell office:value-type="string" table:style-name="ce19">
            <text:p>Programming/ 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 looks like its moving even when it isn’t due to networking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7"/>
          <table:table-cell office:value-type="string" table:style-name="ce1">
            <text:p>Luke</text:p>
          </table:table-cell>
          <table:table-cell office:value-type="date" office:date-value="2020-04-27T00:00:00" table:style-name="ce14">
            <text:p>27/04/2020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Could add a free air refil to marines in gen/ switch rooms after activating switches??</text:p>
          </table:table-cell>
          <table:table-cell table:style-name="ce3"/>
          <table:table-cell office:value-type="string" table:style-name="ce7">
            <text:p>Design</text:p>
          </table:table-cell>
          <table:table-cell table:style-name="ce16"/>
          <table:table-cell table:number-columns-repeated="16378" table:style-name="ce1"/>
        </table:table-row>
        <table:table-row table:style-name="ro1">
          <table:table-cell/>
          <table:table-cell office:value-type="date" office:date-value="2020-04-25T00:00:00" table:style-name="ce2">
            <text:p>25/04/2020</text:p>
          </table:table-cell>
          <table:table-cell office:value-type="string" table:style-name="ce3">
            <text:p>Aliens view ability doesn’t work</text:p>
          </table:table-cell>
          <table:table-cell table:style-name="ce3"/>
          <table:table-cell office:value-type="string" table:style-name="ce9">
            <text:p>Programming</text:p>
          </table:table-cell>
          <table:table-cell table:style-name="ce15"/>
          <table:table-cell table:number-columns-repeated="16378" table:style-name="ce1"/>
        </table:table-row>
        <table:table-row table:number-rows-repeated="104845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number:date-style style:name="N37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dc:title/>
    <dc:description/>
    <dc:subject/>
    <meta:initial-creator/>
    <dc:creator>Luke Day</dc:creator>
    <meta:creation-date>2020-03-06T09:20:28Z</meta:creation-date>
    <dc:date>2020-04-27T10:33:45Z</dc:date>
    <meta:editing-cycles>23</meta:editing-cycles>
    <meta:editing-duration>PT7437S</meta:editing-duration>
  </office:meta>
</office:document-meta>
</file>